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style-name="ce1" office:value-type="string" table:number-columns-spanned="6" table:number-rows-spanned="1">
            <text:p>la formula nella colonna F si riferisce all'aggiornamento dell'actual_zero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formula="oooc:=[.E4] - ([.$A$13] + (40 * [.D3])) -[.C4]"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formula="oooc:=[.E5] - ([.$A$13] + (40 * [.D4])) -[.C5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table:formula="oooc:=[.E6] - ([.$A$13] + (40 * [.D5])) -[.C6]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table:formula="oooc:=[.E7] - ([.$A$13] + (40 * [.D6])) -[.C7]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10">
            <text:p>210</text:p>
          </table:table-cell>
          <table:table-cell table:formula="oooc:=[.E8] - ([.$A$13] + (40 * [.D7])) -[.C8]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45">
            <text:p>245</text:p>
          </table:table-cell>
          <table:table-cell table:formula="oooc:=[.E9] - ([.$A$13] + (40 * [.D8])) -[.C9]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0">
            <text:p>28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90">
            <text:p>290</text:p>
          </table:table-cell>
          <table:table-cell table:formula="oooc:=[.E10] - ([.$A$13] + (40 * [.D9])) -[.C10]" office:value-type="float" office:value="0">
            <text:p>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2">10/22/2008</text:date>, <text:time>14:5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7$Build-9272</meta:generator>
    <meta:creation-date>2008-10-22T14:01:30</meta:creation-date>
    <dc:date>2008-10-22T14:50:34</dc:date>
    <meta:editing-cycles>2</meta:editing-cycles>
    <meta:editing-duration>PT33M16S</meta:editing-duration>
    <meta:user-defined meta:name="Info 1"/>
    <meta:user-defined meta:name="Info 2"/>
    <meta:user-defined meta:name="Info 3"/>
    <meta:user-defined meta:name="Info 4"/>
    <meta:document-statistic meta:table-count="3" meta:cell-count="48"/>
  </office:meta>
</office:document-meta>
</file>